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f6ea4" officeooo:paragraph-rsid="000f6ea4"/>
    </style:style>
    <style:style style:name="P2" style:family="paragraph" style:parent-style-name="Standard">
      <style:text-properties officeooo:rsid="000f6ea4" officeooo:paragraph-rsid="00176f00"/>
    </style:style>
    <style:style style:name="P3" style:family="paragraph" style:parent-style-name="Standard">
      <style:paragraph-properties style:line-height-at-least="0.198in"/>
      <style:text-properties fo:color="#d4d4d4" loext:opacity="100%" style:font-name="Droid Sans Mono" fo:font-size="10.5pt" fo:font-weight="normal" fo:background-color="#1e1e1e"/>
    </style:style>
    <style:style style:name="P4" style:family="paragraph" style:parent-style-name="Standard">
      <style:paragraph-properties style:line-height-at-least="0.198in"/>
      <style:text-properties fo:color="#d4d4d4" loext:opacity="100%" style:font-name="Droid Sans Mono" fo:font-size="10.5pt" fo:font-weight="normal" officeooo:paragraph-rsid="00176f00" fo:background-color="#1e1e1e"/>
    </style:style>
    <style:style style:name="P5" style:family="paragraph" style:parent-style-name="Standard">
      <style:paragraph-properties style:line-height-at-least="0.198in"/>
      <style:text-properties fo:color="#d4d4d4" loext:opacity="100%" style:font-name="Droid Sans Mono" fo:font-size="10.5pt" fo:font-weight="normal" officeooo:paragraph-rsid="001921da" fo:background-color="#1e1e1e"/>
    </style:style>
    <style:style style:name="P6" style:family="paragraph" style:parent-style-name="Standard">
      <style:paragraph-properties style:line-height-at-least="0.198in"/>
      <style:text-properties fo:color="#d4d4d4" loext:opacity="100%" style:font-name="Droid Sans Mono" fo:font-size="10.5pt" fo:font-weight="normal" officeooo:paragraph-rsid="001aa378" fo:background-color="#1e1e1e"/>
    </style:style>
    <style:style style:name="P7" style:family="paragraph" style:parent-style-name="Standard">
      <style:paragraph-properties style:line-height-at-least="0.198in"/>
      <style:text-properties fo:color="#d4d4d4" loext:opacity="100%" style:font-name="Droid Sans Mono" fo:font-size="10.5pt" fo:font-weight="normal" officeooo:paragraph-rsid="00268586" fo:background-color="#1e1e1e"/>
    </style:style>
    <style:style style:name="P8" style:family="paragraph" style:parent-style-name="Standard">
      <style:text-properties fo:color="#d4d4d4" loext:opacity="100%" style:font-name="Droid Sans Mono" fo:font-size="10.5pt" fo:font-weight="normal" officeooo:rsid="000f6ea4" officeooo:paragraph-rsid="00176f00" fo:background-color="#1e1e1e"/>
    </style:style>
    <style:style style:name="P9" style:family="paragraph" style:parent-style-name="Standard">
      <style:text-properties fo:color="#d4d4d4" loext:opacity="100%" style:font-name="Droid Sans Mono" fo:font-size="10.5pt" fo:font-weight="normal" officeooo:rsid="0012169b" officeooo:paragraph-rsid="0012169b" fo:background-color="#1e1e1e"/>
    </style:style>
    <style:style style:name="P10" style:family="paragraph" style:parent-style-name="Standard">
      <style:text-properties fo:color="#d4d4d4" loext:opacity="100%" style:font-name="Droid Sans Mono" fo:font-size="10.5pt" fo:font-weight="normal" officeooo:rsid="0012169b" officeooo:paragraph-rsid="00325874" fo:background-color="#1e1e1e"/>
    </style:style>
    <style:style style:name="P11" style:family="paragraph" style:parent-style-name="Standard">
      <style:text-properties fo:color="#d4d4d4" loext:opacity="100%" style:font-name="Droid Sans Mono" fo:font-size="10.5pt" fo:font-weight="normal" officeooo:rsid="0012169b" officeooo:paragraph-rsid="00325a43" fo:background-color="#1e1e1e"/>
    </style:style>
    <style:style style:name="P12" style:family="paragraph" style:parent-style-name="Standard">
      <style:text-properties fo:color="#d4d4d4" loext:opacity="100%" style:font-name="Droid Sans Mono" fo:font-size="10.5pt" fo:font-weight="normal" officeooo:paragraph-rsid="00152fdf" fo:background-color="#1e1e1e"/>
    </style:style>
    <style:style style:name="P13" style:family="paragraph" style:parent-style-name="Standard">
      <style:text-properties fo:color="#d4d4d4" loext:opacity="100%" style:font-name="Droid Sans Mono" fo:font-size="10.5pt" fo:font-weight="normal" officeooo:rsid="0018d092" officeooo:paragraph-rsid="0018d092" fo:background-color="#1e1e1e"/>
    </style:style>
    <style:style style:name="P14" style:family="paragraph" style:parent-style-name="Standard">
      <style:text-properties fo:color="#d4d4d4" loext:opacity="100%" style:font-name="Droid Sans Mono" fo:font-size="10.5pt" fo:font-weight="normal" officeooo:rsid="001aa378" officeooo:paragraph-rsid="001b349a" fo:background-color="#1e1e1e"/>
    </style:style>
    <style:style style:name="P15" style:family="paragraph" style:parent-style-name="Standard">
      <style:text-properties fo:color="#d4d4d4" loext:opacity="100%" style:font-name="Droid Sans Mono" fo:font-size="10.5pt" fo:font-weight="normal" officeooo:rsid="0010e994" officeooo:paragraph-rsid="00268586" fo:background-color="#1e1e1e"/>
    </style:style>
    <style:style style:name="P16" style:family="paragraph" style:parent-style-name="Standard">
      <style:paragraph-properties style:line-height-at-least="0.198in"/>
      <style:text-properties fo:color="#d4d4d4" loext:opacity="100%" style:font-name="Droid Sans Mono" fo:font-size="10.5pt" fo:font-weight="normal" officeooo:rsid="00152fdf" officeooo:paragraph-rsid="00268586" fo:background-color="#1e1e1e"/>
    </style:style>
    <style:style style:name="P17" style:family="paragraph" style:parent-style-name="Standard">
      <style:paragraph-properties fo:text-align="start" style:justify-single-word="false"/>
      <style:text-properties fo:color="#d4d4d4" loext:opacity="100%" style:font-name="Droid Sans Mono" fo:font-size="10.5pt" fo:font-weight="normal" officeooo:rsid="002c6ed8" officeooo:paragraph-rsid="002c6ed8" fo:background-color="#1e1e1e"/>
    </style:style>
    <style:style style:name="P18" style:family="paragraph" style:parent-style-name="Standard">
      <style:text-properties fo:color="#d4d4d4" loext:opacity="100%" style:font-name="Droid Sans Mono" fo:font-size="10.5pt" fo:font-weight="normal" officeooo:rsid="002ceca8" officeooo:paragraph-rsid="002ceca8" fo:background-color="#1e1e1e"/>
    </style:style>
    <style:style style:name="P19" style:family="paragraph" style:parent-style-name="Standard">
      <style:paragraph-properties fo:text-align="start" style:justify-single-word="false"/>
      <style:text-properties fo:color="#d4d4d4" loext:opacity="100%" style:font-name="Droid Sans Mono" fo:font-size="10.5pt" fo:font-weight="normal" officeooo:paragraph-rsid="00322ddb" fo:background-color="#1e1e1e"/>
    </style:style>
    <style:style style:name="P20" style:family="paragraph" style:parent-style-name="Standard">
      <style:text-properties fo:color="#d4d4d4" loext:opacity="100%" style:font-name="Droid Sans Mono" fo:font-size="10.5pt" fo:font-weight="normal" officeooo:paragraph-rsid="00325874" fo:background-color="#1e1e1e"/>
    </style:style>
    <style:style style:name="P21" style:family="paragraph" style:parent-style-name="Standard">
      <style:text-properties fo:color="#d4d4d4" loext:opacity="100%" style:font-name="Droid Sans Mono" fo:font-size="10.5pt" fo:font-weight="normal" officeooo:paragraph-rsid="00325a43" fo:background-color="#1e1e1e"/>
    </style:style>
    <style:style style:name="P22" style:family="paragraph" style:parent-style-name="Standard">
      <style:text-properties officeooo:rsid="0010e994" officeooo:paragraph-rsid="0010e994"/>
    </style:style>
    <style:style style:name="P23" style:family="paragraph" style:parent-style-name="Standard">
      <style:text-properties officeooo:rsid="0010e994" officeooo:paragraph-rsid="00268586"/>
    </style:style>
    <style:style style:name="P24" style:family="paragraph" style:parent-style-name="Standard">
      <style:paragraph-properties style:line-height-at-least="0.198in"/>
    </style:style>
    <style:style style:name="P25" style:family="paragraph" style:parent-style-name="Standard">
      <style:paragraph-properties style:line-height-at-least="0.198in"/>
      <style:text-properties officeooo:paragraph-rsid="00176f00"/>
    </style:style>
    <style:style style:name="P26" style:family="paragraph" style:parent-style-name="Standard">
      <style:text-properties officeooo:rsid="0012169b" officeooo:paragraph-rsid="0012169b"/>
    </style:style>
    <style:style style:name="P27" style:family="paragraph" style:parent-style-name="Standard">
      <style:text-properties officeooo:rsid="00152fdf" officeooo:paragraph-rsid="00152fdf"/>
    </style:style>
    <style:style style:name="P28" style:family="paragraph" style:parent-style-name="Standard">
      <style:text-properties officeooo:rsid="00152fdf" officeooo:paragraph-rsid="0018d092"/>
    </style:style>
    <style:style style:name="P29" style:family="paragraph" style:parent-style-name="Standard">
      <style:paragraph-properties fo:text-align="center" style:justify-single-word="false"/>
      <style:text-properties officeooo:rsid="00152fdf" officeooo:paragraph-rsid="001921da"/>
    </style:style>
    <style:style style:name="P30" style:family="paragraph" style:parent-style-name="Standard">
      <style:paragraph-properties fo:text-align="center" style:justify-single-word="false"/>
      <style:text-properties officeooo:rsid="00152fdf" officeooo:paragraph-rsid="00253692"/>
    </style:style>
    <style:style style:name="P31" style:family="paragraph" style:parent-style-name="Standard">
      <style:paragraph-properties fo:text-align="center" style:justify-single-word="false"/>
      <style:text-properties officeooo:rsid="00152fdf" officeooo:paragraph-rsid="00268586"/>
    </style:style>
    <style:style style:name="P32" style:family="paragraph" style:parent-style-name="Standard">
      <style:paragraph-properties fo:text-align="center" style:justify-single-word="false"/>
      <style:text-properties officeooo:rsid="00152fdf" officeooo:paragraph-rsid="002a17ab"/>
    </style:style>
    <style:style style:name="P33" style:family="paragraph" style:parent-style-name="Standard">
      <style:paragraph-properties fo:text-align="center" style:justify-single-word="false"/>
      <style:text-properties officeooo:rsid="00152fdf" officeooo:paragraph-rsid="002c0776"/>
    </style:style>
    <style:style style:name="P34" style:family="paragraph" style:parent-style-name="Standard">
      <style:text-properties officeooo:rsid="00152fdf" officeooo:paragraph-rsid="002c0776"/>
    </style:style>
    <style:style style:name="P35" style:family="paragraph" style:parent-style-name="Standard">
      <style:paragraph-properties style:line-height-at-least="0.198in"/>
      <style:text-properties officeooo:rsid="0018d092"/>
    </style:style>
    <style:style style:name="P36" style:family="paragraph" style:parent-style-name="Standard">
      <style:text-properties officeooo:rsid="0018d092" officeooo:paragraph-rsid="0018d092"/>
    </style:style>
    <style:style style:name="P37" style:family="paragraph" style:parent-style-name="Standard">
      <style:text-properties fo:color="#6a9955" loext:opacity="100%" style:font-name="Droid Sans Mono" fo:font-size="10.5pt" fo:font-weight="normal" officeooo:paragraph-rsid="0018d092" fo:background-color="#1e1e1e"/>
    </style:style>
    <style:style style:name="P38" style:family="paragraph" style:parent-style-name="Standard">
      <style:text-properties fo:color="#6a9955" loext:opacity="100%" style:font-name="Droid Sans Mono" fo:font-size="10.5pt" fo:font-weight="normal" officeooo:paragraph-rsid="001aa378" fo:background-color="#1e1e1e"/>
    </style:style>
    <style:style style:name="P39" style:family="paragraph" style:parent-style-name="Standard">
      <style:paragraph-properties fo:text-align="start" style:justify-single-word="false"/>
      <style:text-properties fo:color="#6a9955" loext:opacity="100%" style:font-name="Droid Sans Mono" fo:font-size="10.5pt" fo:font-weight="normal" officeooo:paragraph-rsid="00322ddb" fo:background-color="#1e1e1e" style:font-weight-asian="normal" style:font-weight-complex="normal"/>
    </style:style>
    <style:style style:name="P40" style:family="paragraph" style:parent-style-name="Standard">
      <style:text-properties officeooo:rsid="001921da" officeooo:paragraph-rsid="001921da"/>
    </style:style>
    <style:style style:name="P41" style:family="paragraph" style:parent-style-name="Standard">
      <style:text-properties officeooo:rsid="001aa378" officeooo:paragraph-rsid="001aa378"/>
    </style:style>
    <style:style style:name="P42" style:family="paragraph" style:parent-style-name="Standard">
      <style:text-properties officeooo:rsid="001aa378" officeooo:paragraph-rsid="001b349a"/>
    </style:style>
    <style:style style:name="P43" style:family="paragraph" style:parent-style-name="Text_20_body">
      <style:text-properties officeooo:rsid="001aa378"/>
    </style:style>
    <style:style style:name="P44" style:family="paragraph" style:parent-style-name="Standard">
      <style:text-properties officeooo:rsid="002153b2" officeooo:paragraph-rsid="002153b2"/>
    </style:style>
    <style:style style:name="P45" style:family="paragraph" style:parent-style-name="Standard">
      <style:text-properties officeooo:rsid="002153b2" officeooo:paragraph-rsid="0028817b"/>
    </style:style>
    <style:style style:name="P46" style:family="paragraph" style:parent-style-name="Standard">
      <style:text-properties fo:font-size="15pt" fo:font-weight="bold" officeooo:rsid="002153b2" officeooo:paragraph-rsid="002153b2" style:font-size-asian="15pt" style:font-weight-asian="bold" style:font-size-complex="15pt" style:font-weight-complex="bold"/>
    </style:style>
    <style:style style:name="P47" style:family="paragraph" style:parent-style-name="Standard">
      <style:text-properties officeooo:rsid="001b349a" officeooo:paragraph-rsid="001b349a"/>
    </style:style>
    <style:style style:name="P48" style:family="paragraph" style:parent-style-name="Standard">
      <style:paragraph-properties fo:text-align="start" style:justify-single-word="false"/>
      <style:text-properties officeooo:rsid="001b349a" officeooo:paragraph-rsid="002ac72b"/>
    </style:style>
    <style:style style:name="P49" style:family="paragraph" style:parent-style-name="Standard">
      <style:paragraph-properties fo:text-align="start" style:justify-single-word="false"/>
      <style:text-properties officeooo:rsid="001b349a" officeooo:paragraph-rsid="0030499a"/>
    </style:style>
    <style:style style:name="P50" style:family="paragraph" style:parent-style-name="Standard">
      <style:text-properties officeooo:rsid="001b349a" officeooo:paragraph-rsid="0018d092"/>
    </style:style>
    <style:style style:name="P51" style:family="paragraph" style:parent-style-name="Standard">
      <style:text-properties officeooo:rsid="0030499a" officeooo:paragraph-rsid="0030499a"/>
    </style:style>
    <style:style style:name="P52" style:family="paragraph" style:parent-style-name="Standard">
      <style:paragraph-properties fo:text-align="start" style:justify-single-word="false"/>
      <style:text-properties fo:font-weight="bold" officeooo:rsid="00322ddb" officeooo:paragraph-rsid="00322ddb" style:font-weight-asian="bold" style:font-weight-complex="bold"/>
    </style:style>
    <style:style style:name="P53" style:family="paragraph" style:parent-style-name="Standard">
      <style:paragraph-properties fo:text-align="start" style:justify-single-word="false"/>
      <style:text-properties fo:font-weight="bold" officeooo:rsid="002ac72b" officeooo:paragraph-rsid="0030499a" style:font-weight-asian="bold" style:font-weight-complex="bold"/>
    </style:style>
    <style:style style:name="P54" style:family="paragraph" style:parent-style-name="Subtitle">
      <style:text-properties officeooo:rsid="00253692" officeooo:paragraph-rsid="00253692"/>
    </style:style>
    <style:style style:name="P55" style:family="paragraph" style:parent-style-name="Subtitle">
      <style:paragraph-properties fo:text-align="center" style:justify-single-word="false"/>
      <style:text-properties officeooo:rsid="00253692" officeooo:paragraph-rsid="002ac72b"/>
    </style:style>
    <style:style style:name="P56" style:family="paragraph" style:parent-style-name="Subtitle">
      <style:paragraph-properties fo:text-align="center" style:justify-single-word="false"/>
      <style:text-properties officeooo:rsid="00253692" officeooo:paragraph-rsid="002c0776"/>
    </style:style>
    <style:style style:name="P57" style:family="paragraph" style:parent-style-name="Subtitle">
      <style:text-properties officeooo:rsid="00268586" officeooo:paragraph-rsid="00268586"/>
    </style:style>
    <style:style style:name="P58" style:family="paragraph" style:parent-style-name="Text_20_body">
      <style:paragraph-properties fo:text-align="start" style:justify-single-word="false"/>
      <style:text-properties officeooo:rsid="002c6ed8" officeooo:paragraph-rsid="002c6ed8"/>
    </style:style>
    <style:style style:name="P59" style:family="paragraph" style:parent-style-name="Text_20_body">
      <style:text-properties officeooo:rsid="002c6ed8" officeooo:paragraph-rsid="002ceca8"/>
    </style:style>
    <style:style style:name="P60" style:family="paragraph" style:parent-style-name="Text_20_body">
      <style:text-properties officeooo:rsid="002ceca8" officeooo:paragraph-rsid="002ceca8"/>
    </style:style>
    <style:style style:name="P61" style:family="paragraph" style:parent-style-name="Standard">
      <style:paragraph-properties fo:text-align="start" style:justify-single-word="false"/>
      <style:text-properties fo:font-weight="normal" officeooo:rsid="00322ddb" officeooo:paragraph-rsid="00322ddb" style:font-weight-asian="normal" style:font-weight-complex="normal"/>
    </style:style>
    <style:style style:name="P62" style:family="paragraph" style:parent-style-name="Standard">
      <style:paragraph-properties style:line-height-at-least="0.198in"/>
      <style:text-properties fo:color="#d4d4d4" loext:opacity="100%" style:font-name="Droid Sans Mono" fo:font-size="10.5pt" fo:font-weight="normal" fo:background-color="#1e1e1e"/>
    </style:style>
    <style:style style:name="P63" style:family="paragraph" style:parent-style-name="Standard">
      <style:text-properties fo:color="#d4d4d4" loext:opacity="100%" style:font-name="Droid Sans Mono" fo:font-size="10.5pt" fo:font-weight="normal" officeooo:rsid="003bed41" officeooo:paragraph-rsid="003bed41" fo:background-color="#1e1e1e" style:font-weight-asian="bold" style:font-weight-complex="bold"/>
    </style:style>
    <style:style style:name="P64" style:family="paragraph" style:parent-style-name="Standard">
      <style:paragraph-properties fo:text-align="start" style:justify-single-word="false"/>
      <style:text-properties fo:font-weight="bold" officeooo:rsid="003dd87c" officeooo:paragraph-rsid="003dd87c" style:font-weight-asian="bold" style:font-weight-complex="bold"/>
    </style:style>
    <style:style style:name="P65" style:family="paragraph" style:parent-style-name="Standard">
      <style:paragraph-properties fo:text-align="start" style:justify-single-word="false"/>
      <style:text-properties officeooo:rsid="001b349a" officeooo:paragraph-rsid="0030499a"/>
    </style:style>
    <style:style style:name="P66" style:family="paragraph" style:parent-style-name="Subtitle">
      <style:text-properties officeooo:rsid="003bed41" officeooo:paragraph-rsid="003bed41"/>
    </style:style>
    <style:style style:name="P67" style:family="paragraph" style:parent-style-name="Text_20_body">
      <style:text-properties officeooo:rsid="003bed41" officeooo:paragraph-rsid="003bed41"/>
    </style:style>
    <style:style style:name="P68" style:family="paragraph" style:parent-style-name="Text_20_body">
      <style:text-properties fo:font-weight="bold" officeooo:rsid="003bed41" officeooo:paragraph-rsid="003bed41" style:font-weight-asian="bold" style:font-weight-complex="bold"/>
    </style:style>
    <style:style style:name="P69" style:family="paragraph" style:parent-style-name="Text_20_body">
      <style:text-properties fo:font-weight="bold" officeooo:rsid="003cf9a7" officeooo:paragraph-rsid="003cf9a7" style:font-weight-asian="bold" style:font-weight-complex="bold"/>
    </style:style>
    <style:style style:name="T1" style:family="text">
      <style:text-properties fo:color="#9cdcfe" loext:opacity="100%"/>
    </style:style>
    <style:style style:name="T2" style:family="text">
      <style:text-properties fo:color="#9cdcfe" loext:opacity="100%" style:font-name="Droid Sans Mono" fo:font-size="10.5pt" fo:font-weight="normal" fo:background-color="#1e1e1e" loext:char-shading-value="0"/>
    </style:style>
    <style:style style:name="T3" style:family="text">
      <style:text-properties fo:color="#9cdcfe" loext:opacity="100%" officeooo:rsid="0012169b"/>
    </style:style>
    <style:style style:name="T4" style:family="text">
      <style:text-properties fo:color="#9cdcfe" loext:opacity="100%" fo:font-style="normal" style:font-style-asian="normal" style:font-style-complex="normal"/>
    </style:style>
    <style:style style:name="T5" style:family="text">
      <style:text-properties fo:color="#9cdcfe" loext:opacity="100%" officeooo:rsid="003cf9a7" style:font-weight-asian="normal" style:font-weight-complex="normal"/>
    </style:style>
    <style:style style:name="T6" style:family="text">
      <style:text-properties fo:color="#d4d4d4" loext:opacity="100%" style:font-name="Droid Sans Mono" fo:font-size="10.5pt" fo:font-weight="normal" fo:background-color="#1e1e1e" loext:char-shading-value="0"/>
    </style:style>
    <style:style style:name="T7" style:family="text">
      <style:text-properties fo:color="#569cd6" loext:opacity="100%"/>
    </style:style>
    <style:style style:name="T8" style:family="text">
      <style:text-properties fo:color="#569cd6" loext:opacity="100%" officeooo:rsid="0012169b"/>
    </style:style>
    <style:style style:name="T9" style:family="text">
      <style:text-properties fo:color="#569cd6" loext:opacity="100%" style:font-name="Droid Sans Mono" fo:font-size="10.5pt" fo:font-weight="normal" fo:background-color="#1e1e1e" loext:char-shading-value="0"/>
    </style:style>
    <style:style style:name="T10" style:family="text">
      <style:text-properties fo:color="#569cd6" loext:opacity="100%" style:font-weight-asian="normal" style:font-weight-complex="normal"/>
    </style:style>
    <style:style style:name="T11" style:family="text">
      <style:text-properties fo:color="#ce9178" loext:opacity="100%"/>
    </style:style>
    <style:style style:name="T12" style:family="text">
      <style:text-properties fo:color="#ce9178" loext:opacity="100%" style:font-name="Droid Sans Mono" fo:font-size="10.5pt" fo:font-weight="normal" fo:background-color="#1e1e1e" loext:char-shading-value="0"/>
    </style:style>
    <style:style style:name="T13" style:family="text">
      <style:text-properties fo:color="#ce9178" loext:opacity="100%" officeooo:rsid="003cf9a7" style:font-weight-asian="normal" style:font-weight-complex="normal"/>
    </style:style>
    <style:style style:name="T14" style:family="text">
      <style:text-properties officeooo:rsid="0012169b"/>
    </style:style>
    <style:style style:name="T15" style:family="text">
      <style:text-properties officeooo:rsid="0013bbaa"/>
    </style:style>
    <style:style style:name="T16" style:family="text">
      <style:text-properties fo:color="#4ec9b0" loext:opacity="100%"/>
    </style:style>
    <style:style style:name="T17" style:family="text">
      <style:text-properties fo:color="#6a9955" loext:opacity="100%"/>
    </style:style>
    <style:style style:name="T18" style:family="text">
      <style:text-properties fo:color="#6a9955" loext:opacity="100%" officeooo:rsid="001921da"/>
    </style:style>
    <style:style style:name="T19" style:family="text">
      <style:text-properties fo:color="#6a9955" loext:opacity="100%" officeooo:rsid="0020af7d"/>
    </style:style>
    <style:style style:name="T20" style:family="text">
      <style:text-properties fo:color="#6a9955" loext:opacity="100%" style:font-weight-asian="normal" style:font-weight-complex="normal"/>
    </style:style>
    <style:style style:name="T21" style:family="text">
      <style:text-properties officeooo:rsid="00176f00"/>
    </style:style>
    <style:style style:name="T22" style:family="text">
      <style:text-properties officeooo:rsid="001921da"/>
    </style:style>
    <style:style style:name="T23" style:family="text">
      <style:text-properties officeooo:rsid="001b349a"/>
    </style:style>
    <style:style style:name="T24" style:family="text">
      <style:text-properties officeooo:rsid="00231f3b"/>
    </style:style>
    <style:style style:name="T25" style:family="text">
      <style:text-properties officeooo:rsid="00240110"/>
    </style:style>
    <style:style style:name="T26" style:family="text">
      <style:text-properties officeooo:rsid="00268586"/>
    </style:style>
    <style:style style:name="T27" style:family="text">
      <style:text-properties officeooo:rsid="0028817b"/>
    </style:style>
    <style:style style:name="T28" style:family="text">
      <style:text-properties officeooo:rsid="002ac72b"/>
    </style:style>
    <style:style style:name="T29" style:family="text">
      <style:text-properties officeooo:rsid="002c0776"/>
    </style:style>
    <style:style style:name="T30" style:family="text">
      <style:text-properties fo:color="#b5cea8" loext:opacity="100%"/>
    </style:style>
    <style:style style:name="T31" style:family="text">
      <style:text-properties officeooo:rsid="002ceca8"/>
    </style:style>
    <style:style style:name="T32" style:family="text">
      <style:text-properties fo:font-weight="bold" style:font-weight-asian="bold" style:font-weight-complex="bold"/>
    </style:style>
    <style:style style:name="T33" style:family="text">
      <style:text-properties fo:font-weight="bold" officeooo:rsid="002ac72b" style:font-weight-asian="bold" style:font-weight-complex="bold"/>
    </style:style>
    <style:style style:name="T34" style:family="text">
      <style:text-properties fo:font-weight="bold" officeooo:rsid="00240110" style:font-weight-asian="bold" style:font-weight-complex="bold"/>
    </style:style>
    <style:style style:name="T35" style:family="text">
      <style:text-properties fo:font-weight="bold" officeooo:rsid="0028817b" style:font-weight-asian="bold" style:font-weight-complex="bold"/>
    </style:style>
    <style:style style:name="T36" style:family="text">
      <style:text-properties fo:font-weight="bold" officeooo:rsid="00268586" style:font-weight-asian="bold" style:font-weight-complex="bold"/>
    </style:style>
    <style:style style:name="T37" style:family="text">
      <style:text-properties fo:font-weight="bold" officeooo:rsid="00176f00" style:font-weight-asian="bold" style:font-weight-complex="bold"/>
    </style:style>
    <style:style style:name="T38" style:family="text">
      <style:text-properties fo:font-weight="bold" officeooo:rsid="001b349a" style:font-weight-asian="bold" style:font-weight-complex="bold"/>
    </style:style>
    <style:style style:name="T39" style:family="text">
      <style:text-properties fo:font-style="italic" style:font-style-asian="italic" style:font-style-complex="italic"/>
    </style:style>
    <style:style style:name="T40" style:family="text">
      <style:text-properties fo:font-style="italic" officeooo:rsid="00240110" style:font-style-asian="italic" style:font-style-complex="italic"/>
    </style:style>
    <style:style style:name="T41" style:family="text">
      <style:text-properties fo:font-style="italic" officeooo:rsid="0028817b" style:font-style-asian="italic" style:font-style-complex="italic"/>
    </style:style>
    <style:style style:name="T42" style:family="text">
      <style:text-properties fo:font-style="italic" officeooo:rsid="002ac72b" style:font-style-asian="italic" style:font-style-complex="italic"/>
    </style:style>
    <style:style style:name="T43" style:family="text">
      <style:text-properties fo:font-style="italic" fo:font-weight="normal" officeooo:rsid="00231f3b" style:font-style-asian="italic" style:font-weight-asian="normal" style:font-style-complex="italic" style:font-weight-complex="normal"/>
    </style:style>
    <style:style style:name="T44" style:family="text">
      <style:text-properties fo:font-weight="normal" style:font-weight-asian="normal" style:font-weight-complex="normal"/>
    </style:style>
    <style:style style:name="T45" style:family="text">
      <style:text-properties fo:font-weight="normal" officeooo:rsid="003c455d" style:font-weight-asian="normal" style:font-weight-complex="normal"/>
    </style:style>
    <style:style style:name="T46" style:family="text">
      <style:text-properties fo:font-weight="normal" officeooo:rsid="003cf9a7" style:font-weight-asian="normal" style:font-weight-complex="normal"/>
    </style:style>
    <style:style style:name="T47" style:family="text">
      <style:text-properties fo:font-style="normal" style:font-style-asian="normal" style:font-style-complex="normal"/>
    </style:style>
    <style:style style:name="T48" style:family="text">
      <style:text-properties fo:font-style="normal" officeooo:rsid="00240110" style:font-style-asian="normal" style:font-style-complex="normal"/>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fo:font-style="normal" fo:font-weight="normal" officeooo:rsid="00231f3b" style:font-style-asian="normal" style:font-weight-asian="normal" style:font-style-complex="normal" style:font-weight-complex="normal"/>
    </style:style>
    <style:style style:name="T51" style:family="text">
      <style:text-properties fo:font-style="normal" fo:font-weight="bold" style:font-style-asian="normal" style:font-weight-asian="bold" style:font-style-complex="normal" style:font-weight-complex="bold"/>
    </style:style>
    <style:style style:name="T52" style:family="text">
      <style:text-properties officeooo:rsid="00322ddb"/>
    </style:style>
    <style:style style:name="T53" style:family="text">
      <style:text-properties fo:color="#dcdcaa" loext:opacity="100%"/>
    </style:style>
    <style:style style:name="T54" style:family="text">
      <style:text-properties style:font-weight-asian="normal" style:font-weight-complex="normal"/>
    </style:style>
    <style:style style:name="T55" style:family="text">
      <style:text-properties officeooo:rsid="003cf9a7" style:font-weight-asian="normal" style:font-weight-complex="normal"/>
    </style:style>
    <style:style style:name="T56" style:family="text">
      <style:text-properties officeooo:rsid="00325874"/>
    </style:style>
    <style:style style:name="T57" style:family="text">
      <style:text-properties officeooo:rsid="003cf9a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oCue Documentation:</text:p>
      <text:p text:style-name="P1"/>
      <text:p text:style-name="P40">Author: Nestori Heiskanen, <text:span text:style-name="T57">Rasmus Holmalahti</text:span></text:p>
      <text:p text:style-name="P40">Updated: <text:span text:style-name="T57">24</text:span>/04/2023</text:p>
      <text:p text:style-name="P40"/>
      <text:p text:style-name="P40"/>
      <text:p text:style-name="P54">Rogue.h (header file)</text:p>
      <text:p text:style-name="P29"/>
      <text:p text:style-name="P30">_____________________________________________________________________________</text:p>
      <text:p text:style-name="P22"/>
      <text:p text:style-name="P26"><text:span text:style-name="T32">Position</text:span>: A struct containing the X and Y coordinates of any object on the map <text:span text:style-name="T56">array</text:span> that is visible. <text:span text:style-name="T56">D</text:span>efined in the <text:span text:style-name="T39">Rogue</text:span>.h file and is used widely in the code. </text:p>
      <text:p text:style-name="P26"/>
      <text:p text:style-name="P9"><text:span text:style-name="T7">int</text:span> <text:span text:style-name="T1">y</text:span>;</text:p>
      <text:p text:style-name="P24"><text:span text:style-name="T9">int</text:span><text:span text:style-name="T6"> </text:span><text:span text:style-name="T2">x</text:span><text:span text:style-name="T6">;</text:span></text:p>
      <text:p text:style-name="P26"/>
      <text:p text:style-name="P30">_____________________________________________________________________________</text:p>
      <text:p text:style-name="P28"/>
      <text:p text:style-name="P26"/>
      <text:p text:style-name="P27"><text:span text:style-name="T32">Entity</text:span>: A struct containing position and graphics data needed to render an object on the map</text:p>
      <text:p text:style-name="P27"/>
      <text:p text:style-name="P12"><text:span text:style-name="T7">struct</text:span> <text:span text:style-name="T16">Position</text:span> <text:span text:style-name="T1">pos</text:span>;<text:span text:style-name="T17"> //x,y coordinates</text:span></text:p>
      <text:p text:style-name="P10"><text:span text:style-name="T7"><text:tab/>int</text:span> <text:span text:style-name="T1">y</text:span>;</text:p>
      <text:p text:style-name="P20"><text:span text:style-name="T14"><text:tab/></text:span><text:span text:style-name="T8">int</text:span><text:span text:style-name="T14"> </text:span><text:span text:style-name="T3">x</text:span><text:span text:style-name="T14">;</text:span></text:p>
      <text:p text:style-name="P3"><text:span text:style-name="T7">char</text:span> <text:span text:style-name="T1">ch</text:span>;<text:span text:style-name="T17"> // what the object is represented as in ASCII form</text:span></text:p>
      <text:p text:style-name="P3"><text:span text:style-name="T7">int</text:span> <text:span text:style-name="T1">color</text:span>;<text:span text:style-name="T17"> // color of rendered character in axis 0 (black) - 7 (white)</text:span></text:p>
      <text:p text:style-name="P12"/>
      <text:p text:style-name="P30">_____________________________________________________________________________</text:p>
      <text:p text:style-name="P27"/>
      <text:p text:style-name="P23"/>
      <text:p text:style-name="P23"><text:span text:style-name="T32">Room</text:span>: <text:span text:style-name="T15">A struct containing:</text:span></text:p>
      <text:p text:style-name="P23"/>
      <text:p text:style-name="P15"><text:span text:style-name="T7">int</text:span> <text:span text:style-name="T1">roomHeight</text:span>;</text:p>
      <text:p text:style-name="P7"><text:span text:style-name="T7">int</text:span> <text:span text:style-name="T1">roomWidth</text:span>;</text:p>
      <text:p text:style-name="P7"><text:span text:style-name="T7">struct</text:span> <text:span text:style-name="T16">Position</text:span> <text:span text:style-name="T1">pos</text:span>;</text:p>
      <text:p text:style-name="P21"><text:span text:style-name="T8"><text:tab/>int</text:span><text:span text:style-name="T14"> </text:span><text:span text:style-name="T3">y</text:span><text:span text:style-name="T14">;</text:span></text:p>
      <text:p text:style-name="P21"><text:span text:style-name="T8"><text:tab/>int</text:span><text:span text:style-name="T14"> </text:span><text:span text:style-name="T3">x</text:span><text:span text:style-name="T14">;</text:span></text:p>
      <text:p text:style-name="P16"><text:span text:style-name="T7">struct</text:span> <text:span text:style-name="T16">Position</text:span> <text:span text:style-name="T1">center</text:span>;</text:p>
      <text:p text:style-name="P11"><text:span text:style-name="T7"><text:tab/>int</text:span> <text:span text:style-name="T1">y</text:span>;</text:p>
      <text:p text:style-name="P11"><text:span text:style-name="T7"><text:tab/>int</text:span> <text:span text:style-name="T1">x</text:span>;</text:p>
      <text:p text:style-name="P2"/>
      <text:p text:style-name="P2"/>
      <text:p text:style-name="P31">_____________________________________________________________________________</text:p>
      <text:p text:style-name="P2"/>
      <text:p text:style-name="P57">Player.c</text:p>
      <text:p text:style-name="P2"/>
      <text:p text:style-name="P2"><text:span text:style-name="T37">p</text:span><text:span text:style-name="T32">layer</text:span><text:span text:style-name="T37">Creation</text:span><text:span text:style-name="T21">(): A function that returns a struct called </text:span><text:span text:style-name="T37">newPlayer</text:span><text:span text:style-name="T21"> that contains</text:span></text:p>
      <text:p text:style-name="P2"/>
      <text:p text:style-name="P8"><text:span text:style-name="T1">pos</text:span>.<text:span text:style-name="T1">y</text:span> = <text:span text:style-name="T1">posStart</text:span>.<text:span text:style-name="T1">y</text:span>;</text:p>
      <text:p text:style-name="P4"><text:span text:style-name="T1">pos</text:span>.<text:span text:style-name="T1">x</text:span> = <text:span text:style-name="T1">posStart</text:span>.<text:span text:style-name="T1">x</text:span>;</text:p>
      <text:p text:style-name="P4"><text:span text:style-name="T1">color</text:span> = <text:span text:style-name="T7">COLOR_PAIR</text:span>(<text:span text:style-name="T7">VISIBLE_COLOR</text:span>);</text:p>
      <text:p text:style-name="P25"><text:soft-page-break/><text:span text:style-name="T2">ch</text:span><text:span text:style-name="T6"> = </text:span><text:span text:style-name="T12">'@'</text:span><text:span text:style-name="T6">;</text:span></text:p>
      <text:p text:style-name="P36"/>
      <text:p text:style-name="P36">And it inherits the following members from the Entity struct:</text:p>
      <text:p text:style-name="P36"/>
      <text:p text:style-name="P13"><text:span text:style-name="T7">struct</text:span> <text:span text:style-name="T16">Position</text:span> <text:span text:style-name="T1">pos</text:span>;<text:span text:style-name="T17"> //x,y coordinates</text:span></text:p>
      <text:p text:style-name="P13"><text:tab/><text:span text:style-name="T8">int</text:span><text:span text:style-name="T14"> </text:span><text:span text:style-name="T3">y</text:span><text:span text:style-name="T14">;</text:span></text:p>
      <text:p text:style-name="P13"><text:span text:style-name="T7"><text:tab/>int</text:span> <text:span text:style-name="T1">x</text:span>;</text:p>
      <text:p text:style-name="P3"><text:span text:style-name="T7">char</text:span> <text:span text:style-name="T1">ch</text:span>;<text:span text:style-name="T17"> // what the object is represented as in ASCII form</text:span></text:p>
      <text:p text:style-name="P3"><text:span text:style-name="T7">int</text:span> <text:span text:style-name="T1">color</text:span>;<text:span text:style-name="T17"> // color of rendered character in axis 0 (black) - 7 (white)</text:span></text:p>
      <text:p text:style-name="P36"/>
      <text:p text:style-name="P36"/>
      <text:p text:style-name="P51">Used to create the player entity and store it in memory using calloc. A pointer to this memory area is stored in <text:span text:style-name="T47">variable </text:span><text:span text:style-name="T51">player </text:span><text:span text:style-name="T49">when the function is called in </text:span><text:span text:style-name="T39">main</text:span><text:span text:style-name="T47">.c.</text:span></text:p>
      <text:p text:style-name="P51"/>
      <text:p text:style-name="P36"/>
      <text:p text:style-name="P53"/>
      <text:p text:style-name="P49"><text:span text:style-name="T33">inputHandling</text:span><text:span text:style-name="T28">()</text:span>: <text:span text:style-name="T28">a void </text:span>function that <text:span text:style-name="T28">checks players input when it is called in </text:span><text:span text:style-name="T42">Engine</text:span><text:span text:style-name="T28">.c during the gameloop. If player inputs a valid movement direction it changes the player position by one in the main cardinal directions (North, East, South, and West). Uses switch case architecture.</text:span></text:p>
      <text:p text:style-name="P49"/>
      <text:p text:style-name="P64">interact(): <text:span text:style-name="T44">a void function that either picks a coin or kills an enemy if the player’s position is the same as the coin’s/enemy’s. If a coin is picked, the player gets points, if an enemy is killed, the player loses points.</text:span></text:p>
      <text:p text:style-name="P49"/>
      <text:p text:style-name="P36"/>
      <text:p text:style-name="P30">_____________________________________________________________________________</text:p>
      <text:p text:style-name="P28"/>
      <text:p text:style-name="P54">Map.c</text:p>
      <text:p text:style-name="P44"/>
      <text:p text:style-name="P46">Map generation process <text:span text:style-name="T27">and rendering</text:span>:</text:p>
      <text:p text:style-name="P44"/>
      <text:p text:style-name="P45">- <text:span text:style-name="T32">mapTileCreation</text:span>() in <text:span text:style-name="T43">Map</text:span><text:span text:style-name="T50">.c</text:span><text:span text:style-name="T24"> creates a 2d array of </text:span><text:span text:style-name="T34">Tile</text:span><text:span text:style-name="T25"> structs that </text:span><text:span text:style-name="T26">is stored </text:span><text:span text:style-name="T27">in memory with </text:span><text:span text:style-name="T35">calloc</text:span><text:span text:style-name="T27">(). </text:span><text:span text:style-name="T26"><text:s/></text:span></text:p>
      <text:p text:style-name="P45"/>
      <text:p text:style-name="P45"><text:span text:style-name="T27">- A pointer to the start of this array is stored in </text:span><text:span text:style-name="T36">main</text:span><text:span text:style-name="T26">.</text:span><text:span text:style-name="T27">c</text:span><text:span text:style-name="T26"> to </text:span><text:span text:style-name="T27">a </text:span><text:span text:style-name="T26">variable named map. </text:span></text:p>
      <text:p text:style-name="P45"/>
      <text:p text:style-name="P45"><text:span text:style-name="T26">- This variable is </text:span><text:span text:style-name="T27">then </text:span><text:span text:style-name="T26">used </text:span><text:span text:style-name="T25">in </text:span><text:span text:style-name="T40">Draw</text:span><text:span text:style-name="T48">.c</text:span><text:span text:style-name="T25"> </text:span><text:span text:style-name="T27">and </text:span><text:span text:style-name="T41">FoV</text:span><text:span text:style-name="T27">.c </text:span><text:span text:style-name="T25">to </text:span><text:span text:style-name="T27">draw </text:span><text:span text:style-name="T25">the map </text:span><text:span text:style-name="T27">and fill it with entities using </text:span><text:span text:style-name="T26">ncurses/curses </text:span><text:span text:style-name="T31">library</text:span><text:span text:style-name="T26">.</text:span></text:p>
      <text:p text:style-name="P28"/>
      <text:p text:style-name="P28"/>
      <text:p text:style-name="P30">_____________________________________________________________________________</text:p>
      <text:p text:style-name="P28"/>
      <text:p text:style-name="P36"><text:span text:style-name="T32">Tile</text:span>: A struct containing data needed for movement and graphics by the game engine and ncurses <text:span text:style-name="T22">rooms and other game spaces are filled and made of tiles.</text:span></text:p>
      <text:p text:style-name="P37"/>
      <text:p text:style-name="P3"><text:span text:style-name="T7">char</text:span> <text:span text:style-name="T1">ch</text:span>;</text:p>
      <text:p text:style-name="P3"><text:span text:style-name="T7">bool</text:span> <text:span text:style-name="T1">walkable</text:span>; <text:span text:style-name="T17">// Used to check can the space be moved to</text:span></text:p>
      <text:p text:style-name="P5"><text:span text:style-name="T7">int</text:span> <text:span text:style-name="T1">color</text:span>; <text:span text:style-name="T17">// </text:span><text:span text:style-name="T18">C</text:span><text:span text:style-name="T17">olor of rendered character in axis 0 (black) - 7 (white)</text:span></text:p>
      <text:p text:style-name="P3"><text:span text:style-name="T7">bool</text:span> <text:span text:style-name="T1">transparent</text:span>; <text:span text:style-name="T17">// </text:span><text:span text:style-name="T19">Does the tile block</text:span><text:span text:style-name="T17"> FoV</text:span></text:p>
      <text:p text:style-name="P3"><text:span text:style-name="T7">bool</text:span> <text:span text:style-name="T1">visible</text:span>; <text:span text:style-name="T17">// Is the tile visible to player</text:span></text:p>
      <text:p text:style-name="P3"><text:span text:style-name="T7">bool</text:span> <text:span text:style-name="T1">seen</text:span>; <text:span text:style-name="T17">// Rendered </text:span><text:span text:style-name="T18">by the engine </text:span><text:span text:style-name="T17">after the tile leaves player's FoV</text:span></text:p>
      <text:p text:style-name="P3"><text:soft-page-break/></text:p>
      <text:p text:style-name="P6"/>
      <text:p text:style-name="P43">By default contains values</text:p>
      <text:p text:style-name="P41">Defined in <text:span text:style-name="T39">Rogue</text:span>.h and initialized in <text:span text:style-name="T39">Map</text:span>.c with function <text:span text:style-name="T32">mapTileCreation</text:span>() to draw the game map </text:p>
      <text:p text:style-name="P38"/>
      <text:p text:style-name="P3"><text:span text:style-name="T1">tiles</text:span>[<text:span text:style-name="T1">y</text:span>][<text:span text:style-name="T1">x</text:span>].<text:span text:style-name="T1">ch</text:span> = <text:span text:style-name="T11">'#'</text:span>;<text:span text:style-name="T17"> // walls</text:span></text:p>
      <text:p text:style-name="P3"><text:span text:style-name="T1">tiles</text:span>[<text:span text:style-name="T1">y</text:span>][<text:span text:style-name="T1">x</text:span>].<text:span text:style-name="T1">color</text:span> = <text:span text:style-name="T7">COLOR_PAIR</text:span>(<text:span text:style-name="T7">VISIBLE_COLOR</text:span>);</text:p>
      <text:p text:style-name="P3"><text:span text:style-name="T1">tiles</text:span>[<text:span text:style-name="T1">y</text:span>][<text:span text:style-name="T1">x</text:span>].<text:span text:style-name="T1">walkable</text:span> = <text:span text:style-name="T7">false</text:span>;</text:p>
      <text:p text:style-name="P3"><text:span text:style-name="T1">tiles</text:span>[<text:span text:style-name="T1">y</text:span>][<text:span text:style-name="T1">x</text:span>].<text:span text:style-name="T1">transparent</text:span> = <text:span text:style-name="T7">false</text:span>;</text:p>
      <text:p text:style-name="P3"><text:span text:style-name="T1">tiles</text:span>[<text:span text:style-name="T1">y</text:span>][<text:span text:style-name="T1">x</text:span>].<text:span text:style-name="T1">visible</text:span> = <text:span text:style-name="T7">false</text:span>;</text:p>
      <text:p text:style-name="P3"><text:span text:style-name="T1">tiles</text:span>[<text:span text:style-name="T1">y</text:span>][<text:span text:style-name="T1">x</text:span>].<text:span text:style-name="T1">seen</text:span> = <text:span text:style-name="T7">false</text:span>;</text:p>
      <text:p text:style-name="Text_20_body"/>
      <text:p text:style-name="P42"><text:span text:style-name="T23">Next it </text:span>is used in <text:span text:style-name="T39">Room</text:span>.c to fill the generated rooms with <text:span text:style-name="T38">addRoomToMap</text:span><text:span text:style-name="T23">():</text:span></text:p>
      <text:p text:style-name="P42"/>
      <text:p text:style-name="P14"><text:span text:style-name="T1">map</text:span>[<text:span text:style-name="T1">y</text:span>][<text:span text:style-name="T1">x</text:span>].<text:span text:style-name="T1">ch</text:span> = <text:span text:style-name="T11">'.'</text:span>;</text:p>
      <text:p text:style-name="P3"><text:span text:style-name="T1">map</text:span>[<text:span text:style-name="T1">y</text:span>][<text:span text:style-name="T1">x</text:span>].<text:span text:style-name="T1">walkable</text:span> = <text:span text:style-name="T7">true</text:span>;</text:p>
      <text:p text:style-name="P24"><text:span text:style-name="T2">map</text:span><text:span text:style-name="T6">[</text:span><text:span text:style-name="T2">y</text:span><text:span text:style-name="T6">][</text:span><text:span text:style-name="T2">x</text:span><text:span text:style-name="T6">].</text:span><text:span text:style-name="T2">transparent</text:span><text:span text:style-name="T6"> = </text:span><text:span text:style-name="T9">true</text:span><text:span text:style-name="T6">;</text:span></text:p>
      <text:p text:style-name="P35"/>
      <text:p text:style-name="P30">_____________________________________________________________________________</text:p>
      <text:p text:style-name="P28"/>
      <text:p text:style-name="P50"/>
      <text:p text:style-name="P47"/>
      <text:p text:style-name="P47"/>
      <text:p text:style-name="P47"/>
      <text:p text:style-name="P32">_____________________________________________________________________________</text:p>
      <text:p text:style-name="P32"/>
      <text:p text:style-name="P55"><text:span text:style-name="T52">Draw</text:span>.c</text:p>
      <text:p text:style-name="P52">allDraw<text:span text:style-name="T44">(): A void function that works as a master function for all different rendering functions:</text:span></text:p>
      <text:p text:style-name="P61"/>
      <text:p text:style-name="P19"><text:span text:style-name="T10">clear</text:span><text:span text:style-name="T54">();</text:span><text:span text:style-name="T20"> // clears the screen before refreshing </text:span></text:p>
      <text:p text:style-name="P3"><text:span text:style-name="T53">mapDrawing</text:span>();<text:span text:style-name="T17"> // renders the game map </text:span></text:p>
      <text:p text:style-name="P3"><text:span text:style-name="T53">entityDrawing</text:span>(<text:span text:style-name="T1">player</text:span>);</text:p>
      <text:p text:style-name="P3"><text:span text:style-name="T53">coinDrawing</text:span>(<text:span text:style-name="T1">entity</text:span>, <text:span text:style-name="T1">entitySize</text:span>);<text:span text:style-name="T17"> // temporary testing function (remove later)</text:span></text:p>
      <text:p text:style-name="P3"><text:span text:style-name="T53">infoBoxDraw</text:span>();<text:span text:style-name="T17"> // UI element rendering for controls info</text:span></text:p>
      <text:p text:style-name="P39"/>
      <text:p text:style-name="P39"/>
      <text:p text:style-name="P61"/>
      <text:p text:style-name="P48"/>
      <text:p text:style-name="P33">_____________________________________________________________________________</text:p>
      <text:p text:style-name="P34"/>
      <text:p text:style-name="P56"><text:span text:style-name="T29">Room</text:span>.c</text:p>
      <text:p text:style-name="P58"><text:span text:style-name="T32">roomCreation</text:span><text:span text:style-name="T44">()</text:span>: A function which creates new rooms and returns Room structs with members</text:p>
      <text:p text:style-name="P17"><text:span text:style-name="T4">ne</text:span><text:span text:style-name="T1">wRoom</text:span>.<text:span text:style-name="T1">pos</text:span>.<text:span text:style-name="T1">y</text:span> = y;</text:p>
      <text:p text:style-name="P3"><text:span text:style-name="T1">newRoom</text:span>.<text:span text:style-name="T1">pos</text:span>.<text:span text:style-name="T1">x</text:span> = x;</text:p>
      <text:p text:style-name="P3"><text:span text:style-name="T1">newRoom</text:span>.<text:span text:style-name="T1">roomHeight</text:span> = height;</text:p>
      <text:p text:style-name="P3"><text:span text:style-name="T1">newRoom</text:span>.<text:span text:style-name="T1">roomWidth</text:span> = width;</text:p>
      <text:p text:style-name="P3"><text:span text:style-name="T1">newRoom</text:span>.<text:span text:style-name="T1">center</text:span>.<text:span text:style-name="T1">y</text:span> = y + (<text:span text:style-name="T7">int</text:span>)(height / <text:span text:style-name="T30">2</text:span>);</text:p>
      <text:p text:style-name="P3"><text:soft-page-break/><text:span text:style-name="T1">newRoom</text:span>.<text:span text:style-name="T1">center</text:span>.<text:span text:style-name="T1">x</text:span> = x + (<text:span text:style-name="T7">int</text:span>)(width / <text:span text:style-name="T30">2</text:span>);</text:p>
      <text:p text:style-name="P3"/>
      <text:p text:style-name="P3"/>
      <text:p text:style-name="P59"><text:span text:style-name="T51">roomConnections</text:span><text:span text:style-name="T49">()</text:span><text:span text:style-name="T47">: </text:span>A void function which builds walkable hallway tiles between 2 room center positions after they have been placed in the map array.</text:p>
      <text:p text:style-name="P59"><text:span text:style-name="T31">Works </text:span>based on their relative position on the map array. <text:span text:style-name="T31">Will not build a hallway if the rooms are not at least partially above or adjacent. If the 2 rooms overlap may try to generate hallway inside the room which will not change any tiles on the map since tiles inside the rooms have the same properties as hallway tiles by default.</text:span></text:p>
      <text:p text:style-name="P60">Sets tiles to following properties:</text:p>
      <text:p text:style-name="P18"><text:span text:style-name="T1">map</text:span>[<text:span text:style-name="T1">temp</text:span>.<text:span text:style-name="T1">y</text:span>][<text:span text:style-name="T1">temp</text:span>.<text:span text:style-name="T1">x</text:span>].<text:span text:style-name="T1">ch</text:span> = <text:span text:style-name="T11">'.'</text:span>;</text:p>
      <text:p text:style-name="P3"><text:span text:style-name="T1">map</text:span>[<text:span text:style-name="T1">temp</text:span>.<text:span text:style-name="T1">y</text:span>][<text:span text:style-name="T1">temp</text:span>.<text:span text:style-name="T1">x</text:span>].<text:span text:style-name="T1">walkable</text:span> = <text:span text:style-name="T7">true</text:span>;</text:p>
      <text:p text:style-name="P3"><text:span text:style-name="T1">map</text:span>[<text:span text:style-name="T1">temp</text:span>.<text:span text:style-name="T1">y</text:span>][<text:span text:style-name="T1">temp</text:span>.<text:span text:style-name="T1">x</text:span>].<text:span text:style-name="T1">transparent</text:span> = <text:span text:style-name="T7">true</text:span>;</text:p>
      <text:p text:style-name="P3"/>
      <text:p text:style-name="P3"/>
      <text:p text:style-name="Text_20_body">________________________________________________________________________________</text:p>
      <text:p text:style-name="Text_20_body"/>
      <text:p text:style-name="P66">Enemy.c</text:p>
      <text:p text:style-name="P67"/>
      <text:p text:style-name="P68">enemyCreation(): <text:span text:style-name="T45">A function that inherits from struct Entity to create an enemy to a random tile on the map. </text:span><text:span text:style-name="T46">At the moment, enemy has a 1000 “points” for health, but no connection to these points, as it “dies” when </text:span><text:span text:style-name="T57">interact()</text:span><text:span text:style-name="T46">:ed with.</text:span></text:p>
      <text:p text:style-name="P63"><text:span text:style-name="T5">orc </text:span><text:span text:style-name="T55">-&gt; </text:span><text:span text:style-name="T5">ch</text:span><text:span text:style-name="T55"> = </text:span><text:span text:style-name="T13">'O'</text:span><text:span text:style-name="T55">;</text:span></text:p>
      <text:p text:style-name="P3"><text:span text:style-name="T1">orc </text:span>-&gt; <text:span text:style-name="T1">color</text:span> = <text:span text:style-name="T7">COLOR_PAIR</text:span>(<text:span text:style-name="T7">COIN_COLOR</text:span>);</text:p>
      <text:p text:style-name="P3"><text:span text:style-name="T1">orc </text:span>-&gt; <text:span text:style-name="T1">visible</text:span> = <text:span text:style-name="T7">false</text:span>;</text:p>
      <text:p text:style-name="P3"><text:span text:style-name="T1">orc </text:span>-&gt; <text:span text:style-name="T1">transparent</text:span> = <text:span text:style-name="T7">false</text:span>;</text:p>
      <text:p text:style-name="P3"><text:span text:style-name="T1">orc </text:span>-&gt; <text:span text:style-name="T1">points</text:span> = <text:span text:style-name="T30">1000</text:span>;</text:p>
      <text:p text:style-name="P69"><text:span text:style-name="T46"/></text:p>
      <text:p text:style-name="P69">enemyPathFinding(): <text:span text:style-name="T44">The artificial intelligence of the enemy. Tries to reach enemy’s position to player’s position. Currently does not work as intended.</text:span></text:p>
      <text:p text:style-name="P69"><text:span text:style-name="T44"/></text:p>
      <text:p text:style-name="P69"><text:span text:style-name="T44"/></text:p>
      <text:p text:style-name="P6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5T15:59:10.363957676</meta:creation-date>
    <dc:date>2023-04-24T15:04:15.748429598</dc:date>
    <meta:editing-duration>PT1H3M35S</meta:editing-duration>
    <meta:editing-cycles>11</meta:editing-cycles>
    <meta:generator>LibreOffice/7.3.7.2$Linux_X86_64 LibreOffice_project/30$Build-2</meta:generator>
    <meta:document-statistic meta:table-count="0" meta:image-count="0" meta:object-count="0" meta:page-count="4" meta:paragraph-count="100" meta:word-count="799" meta:character-count="5548" meta:non-whitespace-character-count="4834"/>
  </office:meta>
</office:document-meta>
</file>